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r8" style:family="presentation" style:parent-style-name="Pencil1-title">
      <style:graphic-properties fo:min-height="1.88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3cm" fo:margin-bottom="0cm" fo:text-indent="0cm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.373cm" fo:margin-bottom="0cm" fo:text-indent="0cm"/>
      <style:text-properties fo:font-size="16pt" style:font-size-asian="16pt" style:font-size-complex="16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2a6099" loext:opacity="100%" fo:font-size="18pt" style:font-size-asian="18pt" style:font-size-complex="18pt"/>
    </style:style>
    <style:style style:name="T5" style:family="text">
      <style:text-properties fo:color="#2a6099" loext:opacity="100%" fo:font-size="15pt" style:font-size-asian="15pt" style:font-size-complex="15pt"/>
    </style:style>
    <style:style style:name="T6" style:family="text">
      <style:text-properties fo:color="#000000" loext:opacity="100%" fo:font-size="24pt" style:font-size-asian="24pt" style:font-size-complex="24pt"/>
    </style:style>
    <style:style style:name="T7" style:family="text">
      <style:text-properties fo:color="#000000" loext:opacity="100%"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FUNCTION POIN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.265cm" svg:height="11cm" svg:x="1.27cm" svg:y="2.335cm" presentation:class="outline" presentation:user-transformed="true">
          <draw:text-box>
            <text:list text:style-name="L2">
              <text:list-item>
                <text:p>Function pointers are just like normal pointers but the difference is <text:span text:style-name="T1">function </text:span><text:span text:style-name="T1">pointers point to a </text:span><text:span text:style-name="T1">function.</text:span></text:p>
              </text:list-item>
              <text:list-item>
                <text:p><text:span text:style-name="T2">How do we declare a pointer </text:span><text:span text:style-name="T2">to a function ?</text:span></text:p>
                <text:p><text:span text:style-name="T2">Eg: <text:s/>int add(int a , int b)</text:span><text:span text:style-name="T2"><text:line-break/></text:span><text:span text:style-name="T2"> <text:s text:c="7"/>{</text:span><text:span text:style-name="T2"><text:line-break/></text:span><text:span text:style-name="T2"> <text:s text:c="12"/>return a + b ;</text:span><text:span text:style-name="T2"><text:line-break/></text:span><text:span text:style-name="T2"> <text:s text:c="8"/>}</text:span><text:span text:style-name="T2"><text:line-break/></text:span><text:span text:style-name="T2"/></text:p>
              </text:list-item>
              <text:list-item>
                <text:p><text:span text:style-name="T2">Above we have a function </text:span><text:span text:style-name="T2">named add , that has two </text:span><text:span text:style-name="T2">parameters of type int ,that </text:span><text:span text:style-name="T2">returns the sum of a and b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5.17cm" svg:height="12.7cm" svg:x="1.27cm" svg:y="1.27cm" presentation:class="outline" presentation:user-transformed="true">
          <draw:text-box>
            <text:list text:style-name="L2">
              <text:list-header>
                <text:p><text:span text:style-name="T3">Method 1</text:span></text:p>
              </text:list-header>
              <text:list-item>
                <text:p>Int main( )<text:line-break/>{ <text:line-break/> <text:s text:c="2"/>int (*ptr)(int,int); <text:span text:style-name="T4">//</text:span><text:span text:style-name="T5">ptr is a pointer </text:span><text:span text:style-name="T5">pointing to a function that has two integer </text:span><text:span text:style-name="T5">arguments</text:span></text:p>
                <text:p><text:span text:style-name="T6"><text:s text:c="3"/></text:span><text:span text:style-name="T6">ptr = &amp;add;</text:span><text:span text:style-name="T6"><text:line-break/></text:span><text:span text:style-name="T6">}</text:span></text:p>
                <text:p><text:span text:style-name="T7"/></text:p>
                <text:p><text:span text:style-name="T7">Method 2</text:span></text:p>
              </text:list-item>
              <text:list-item>
                <text:p text:style-name="P2"><text:span text:style-name="T6">Int main( )</text:span><text:span text:style-name="T6"><text:line-break/></text:span><text:span text:style-name="T6">{ </text:span><text:span text:style-name="T6"><text:line-break/></text:span><text:span text:style-name="T6"> <text:s text:c="2"/>int (*ptr)(int,int) = &amp;add; 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How do we use a pointer to a function ?</text:p>
          </draw:text-box>
        </draw:frame>
        <draw:frame presentation:style-name="pr5" draw:layer="layout" svg:width="12.199cm" svg:height="12.25cm" svg:x="1.5cm" svg:y="2.25cm" presentation:class="outline" presentation:user-transformed="true">
          <draw:text-box>
            <text:list text:style-name="L2">
              <text:list-header>
                <text:p text:style-name="P2"><text:span text:style-name="T2">#include &lt;stdio.h&gt;</text:span></text:p>
                <text:p text:style-name="P2"><text:span text:style-name="T8">int add(int a , int b)</text:span><text:span text:style-name="T8"><text:line-break/></text:span><text:span text:style-name="T8">{</text:span><text:span text:style-name="T8"><text:line-break/></text:span><text:span text:style-name="T8"> <text:s text:c="3"/>return a + b ;</text:span><text:span text:style-name="T8"><text:line-break/></text:span><text:span text:style-name="T8"> }</text:span><text:span text:style-name="T8"><text:line-break/></text:span><text:span text:style-name="T8">i</text:span><text:span text:style-name="T9">nt main( )</text:span><text:span text:style-name="T9"><text:line-break/></text:span><text:span text:style-name="T9">{ </text:span><text:span text:style-name="T9"><text:line-break/></text:span><text:span text:style-name="T9"> <text:s text:c="2"/>int result ; </text:span><text:span text:style-name="T9"><text:line-break/></text:span><text:span text:style-name="T9"> <text:s text:c="2"/>int (*ptr)(int,int) = &amp;add;</text:span><text:span text:style-name="T9"><text:line-break/></text:span><text:span text:style-name="T9"> <text:s text:c="2"/>result = *ptr(10,20);</text:span><text:span text:style-name="T9"><text:line-break/></text:span><text:span text:style-name="T9"> <text:s text:c="2"/>printf(“%d”,result) </text:span><text:span text:style-name="T9"><text:line-break/></text:span><text:span text:style-name="T9">}</text:span><text:span text:style-name="T2"><text:line-break/></text:span><text:span text:style-name="T2"/></text:p>
              </text:list-header>
            </text:list>
          </draw:text-box>
        </draw:frame>
        <draw:frame presentation:style-name="pr5" draw:text-style-name="P3" draw:layer="layout" svg:width="12.199cm" svg:height="11cm" svg:x="14.471cm" svg:y="3.175cm" presentation:class="outline" presentation:user-transformed="true">
          <draw:text-box>
            <text:list text:style-name="L2">
              <text:list-item>
                <text:p text:style-name="P3"><text:span text:style-name="T10">Function add is being called using pointer </text:span><text:span text:style-name="T10">ptr and two arguments 10 , 20 have been </text:span><text:span text:style-name="T10">passed at this call.</text:span></text:p>
              </text:list-item>
              <text:list-item>
                <text:p text:style-name="P3"><text:span text:style-name="T10">The output of this program is 30 </text:span></text:p>
              </text:list-item>
              <text:list-item>
                <text:p text:style-name="P3"><text:span text:style-name="T10">The function call using a pointer can also </text:span><text:span text:style-name="T10">be done without using the &amp; operator and </text:span><text:span text:style-name="T10">the * operator</text:span></text:p>
                <text:p text:style-name="P4"><text:span text:style-name="T8">i</text:span><text:span text:style-name="T9">nt main( )</text:span><text:span text:style-name="T9"><text:line-break/></text:span><text:span text:style-name="T9">{ </text:span><text:span text:style-name="T9"><text:line-break/></text:span><text:span text:style-name="T9"> <text:s text:c="2"/>int result ; </text:span><text:span text:style-name="T9"><text:line-break/></text:span><text:span text:style-name="T9"> <text:s text:c="2"/>int (*ptr)(int,int) = add;</text:span><text:span text:style-name="T9"><text:line-break/></text:span><text:span text:style-name="T9"> <text:s text:c="2"/>result = ptr(10,20);</text:span><text:span text:style-name="T9"><text:line-break/></text:span><text:span text:style-name="T9"> <text:s text:c="2"/>printf(“%d”,result) 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Challenge</text:p>
          </draw:text-box>
        </draw:frame>
        <draw:frame presentation:style-name="pr5" draw:layer="layout" svg:width="25.17cm" svg:height="11cm" svg:x="1.5cm" svg:y="2.54cm" presentation:class="outline" presentation:user-transformed="true">
          <draw:text-box>
            <text:list text:style-name="L2">
              <text:list-item>
                <text:p>Create a program with 3 functions that perform the following arithmetic operations :<text:line-break/>1. Multiplication of two numbers<text:line-break/>2. Division of two numbers<text:line-break/>3. Modulus of a number </text:p>
              </text:list-item>
              <text:list-item>
                <text:p>Use a pointer to a function to call these 3 functions.</text:p>
              </text:list-item>
              <text:list-item>
                <text:p><text:s/>print your results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Pointer to a function application</text:p>
          </draw:text-box>
        </draw:frame>
        <draw:frame presentation:style-name="pr5" draw:layer="layout" svg:width="23.9cm" svg:height="11cm" svg:x="1.5cm" svg:y="2.97cm" presentation:class="outline" presentation:user-transformed="true">
          <draw:text-box>
            <text:list text:style-name="L2">
              <text:list-header>
                <text:p text:style-name="P2"><text:span text:style-name="T8">In the example below the </text:span><text:span text:style-name="T8">add function is called at a </text:span><text:span text:style-name="T8">particular point in time this </text:span><text:span text:style-name="T8">function call is not decided at </text:span><text:span text:style-name="T8">execution time it is already </text:span><text:span text:style-name="T8">hard coded into our </text:span><text:span text:style-name="T8">program. This means that </text:span><text:span text:style-name="T8">once you run this program , </text:span><text:span text:style-name="T8">it has already been decided </text:span><text:span text:style-name="T8">that function add will be </text:span><text:span text:style-name="T8">called.</text:span><text:span text:style-name="T8"><text:line-break/></text:span><text:span text:style-name="T8"><text:line-break/></text:span><text:span text:style-name="T2">#include &lt;stdio.h&gt;</text:span></text:p>
                <text:p text:style-name="P2"><text:span text:style-name="T8">int add(int a , int b)</text:span><text:span text:style-name="T8"><text:line-break/></text:span><text:span text:style-name="T8">{</text:span><text:span text:style-name="T8"><text:line-break/></text:span><text:span text:style-name="T8"> <text:s text:c="3"/>return a + b ;</text:span><text:span text:style-name="T8"><text:line-break/></text:span><text:span text:style-name="T8"> }</text:span><text:span text:style-name="T8"><text:line-break/></text:span><text:span text:style-name="T8">i</text:span><text:span text:style-name="T9">nt main( )</text:span><text:span text:style-name="T9"><text:line-break/></text:span><text:span text:style-name="T9">{ </text:span><text:span text:style-name="T9"><text:line-break/></text:span><text:span text:style-name="T9"> <text:s text:c="2"/>int result ; </text:span><text:span text:style-name="T9"><text:line-break/></text:span><text:span text:style-name="T9"> <text:s text:c="2"/>int (*ptr)(int,int) = &amp;add;</text:span><text:span text:style-name="T9"><text:line-break/></text:span><text:span text:style-name="T9"> <text:s text:c="2"/>result = *ptr(10,20);</text:span><text:span text:style-name="T9"><text:line-break/></text:span><text:span text:style-name="T9"> <text:s text:c="2"/>printf(“%d”,result) </text:span><text:span text:style-name="T9"><text:line-break/></text:span><text:span text:style-name="T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8" draw:text-style-name="P5" draw:layer="layout" svg:width="22.365cm" svg:height="1.889cm" svg:x="2.4cm" svg:y="1.27cm" presentation:class="title" presentation:user-transformed="true">
          <draw:text-box>
            <text:p text:style-name="P5"><text:span text:style-name="T11">What if we want to decide which function to call as our program is running?</text:span></text:p>
          </draw:text-box>
        </draw:frame>
        <draw:frame presentation:style-name="pr5" draw:layer="layout" svg:width="24.535cm" svg:height="11cm" svg:x="1.27cm" svg:y="3.605cm" presentation:class="outline" presentation:user-transformed="true">
          <draw:text-box>
            <text:list text:style-name="L2">
              <text:list-item>
                <text:p>This means that the user will decide which function to call based on what the function has been coded to achieve.</text:p>
              </text:list-item>
              <text:list-item>
                <text:p>It has not been decided for them.</text:p>
              </text:list-item>
              <text:list-item>
                <text:p>This can be seen in an example : a simple calculator program can be written in two ways :<text:line-break/>1. Using your switch , case and break <text:line-break/>2. Using functions to define your calculator operations then use a <text:span text:style-name="T1">pointer to these </text:span><text:span text:style-name="T1">functions</text:span> to call them when nee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Simple calculator using switch , case and break</text:p>
          </draw:text-box>
        </draw:frame>
        <draw:frame presentation:style-name="pr5" draw:layer="layout" svg:width="12.199cm" svg:height="12.065cm" svg:x="1.136cm" svg:y="2.54cm" presentation:class="outline" presentation:user-transformed="true">
          <draw:text-box>
            <text:list text:style-name="L2">
              <text:list-header>
                <text:p>#include &lt;stdio.h&gt;</text:p>
                <text:p>float sum(float a ,float b)</text:p>
                <text:p>{</text:p>
                <text:p><text:s text:c="8"/>return (a+b);</text:p>
                <text:p>}</text:p>
                <text:p/>
                <text:p>float sub(float a ,float b)</text:p>
                <text:p>{</text:p>
                <text:p><text:s text:c="8"/>return (a-b);</text:p>
                <text:p>}</text:p>
                <text:p/>
                <text:p>float mult(float a ,float b)</text:p>
                <text:p>{</text:p>
                <text:p><text:s text:c="8"/>return (a*b);</text:p>
                <text:p>}</text:p>
                <text:p/>
                <text:p>float div(float a ,float b)</text:p>
                <text:p>{</text:p>
                <text:p><text:s text:c="8"/>return (a/b);</text:p>
                <text:p>}</text:p>
                <text:p/>
                <text:p/>
              </text:list-header>
            </text:list>
          </draw:text-box>
        </draw:frame>
        <draw:frame presentation:style-name="pr5" draw:layer="layout" svg:width="14.605cm" svg:height="12.355cm" svg:x="12.065cm" svg:y="2.25cm" presentation:class="outline" presentation:user-transformed="true">
          <draw:text-box>
            <text:list text:style-name="L2">
              <text:list-header>
                <text:p>int main()</text:p>
                <text:p>{</text:p>
                <text:p><text:s text:c="8"/>int choice;</text:p>
                <text:p><text:s text:c="8"/>float a,b,result;</text:p>
                <text:p><text:s text:c="8"/>printf("Enter Your Choice : \n 0 For Addition\n 1 For Subtraction\n 2 For Multiplication\n 3 For Division\n:");</text:p>
                <text:p><text:s text:c="8"/>scanf("%d",&amp;choice);</text:p>
                <text:p><text:s text:c="8"/>printf("Enter your two numbers:\n");</text:p>
                <text:p><text:s text:c="8"/>scanf("%f %f", &amp;a ,&amp;b);</text:p>
                <text:p/>
                <text:p><text:s text:c="8"/>switch(choice)</text:p>
                <text:p><text:s text:c="8"/>{</text:p>
                <text:p><text:s text:c="16"/>case 0:</text:p>
                <text:p><text:s text:c="23"/>result=sum(a,b);</text:p>
                <text:p><text:s text:c="23"/>break;</text:p>
                <text:p><text:s text:c="16"/>case 1:</text:p>
                <text:p><text:s text:c="23"/>result=sub(a,b);</text:p>
                <text:p><text:s text:c="23"/>break;</text:p>
                <text:p><text:s text:c="16"/>case 2:</text:p>
                <text:p><text:s text:c="23"/>result=mult(a,b);</text:p>
                <text:p><text:s text:c="23"/>break;</text:p>
                <text:p><text:s text:c="16"/>case 3:</text:p>
                <text:p><text:s text:c="23"/>result=div(a,b);</text:p>
                <text:p><text:s text:c="23"/>break;</text:p>
                <text:p><text:s text:c="8"/>}</text:p>
                <text:p/>
                <text:p><text:s text:c="8"/>printf("The result is :%.2f\n",result);</text:p>
                <text:p><text:s text:c="8"/>return 0;</text:p>
                <text:p>}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layer="layout" svg:width="24.535cm" svg:height="11cm" svg:x="1.5cm" svg:y="2.335cm" presentation:class="outline" presentation:user-transformed="true">
          <draw:text-box>
            <text:list text:style-name="L2">
              <text:list-item>
                <text:p>We can implement the same solution using the concept of pointer to a function.<text:line-break/></text:p>
              </text:list-item>
              <text:list-item>
                <text:p>Challenge:</text:p>
                <text:p text:style-name="P2"><text:span text:style-name="T8">Re write t</text:span>he same solution using the concept of pointer to a fu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5T16:50:52.175679915</meta:creation-date>
    <meta:editing-duration>PT10M2S</meta:editing-duration>
    <meta:editing-cycles>2</meta:editing-cycles>
    <meta:generator>LibreOffice/7.3.7.2$Linux_X86_64 LibreOffice_project/30$Build-2</meta:generator>
    <dc:title>Pencil</dc:title>
    <dc:date>2023-03-15T18:27:19.502748863</dc:date>
    <meta:document-statistic meta:object-count="67"/>
  </office:meta>
</office:document-meta>
</file>